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application/vnd.sun.star.oleobject" manifest:full-path="Object 9"/>
  <manifest:file-entry manifest:media-type="application/vnd.sun.star.oleobject" manifest:full-path="Object 13"/>
  <manifest:file-entry manifest:media-type="" manifest:full-path="ObjectReplacements/Object 1"/>
  <manifest:file-entry manifest:media-type="" manifest:full-path="ObjectReplacements/Object 9"/>
  <manifest:file-entry manifest:media-type="" manifest:full-path="ObjectReplacements/Object 13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10"/>
  <manifest:file-entry manifest:media-type="" manifest:full-path="ObjectReplacements/Object 7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settings.xml"/>
  <manifest:file-entry manifest:media-type="application/vnd.sun.star.oleobject" manifest:full-path="Object 5"/>
  <manifest:file-entry manifest:media-type="text/xml" manifest:full-path="styles.xml"/>
  <manifest:file-entry manifest:media-type="application/rdf+xml" manifest:full-path="manifest.rdf"/>
  <manifest:file-entry manifest:media-type="application/vnd.sun.star.oleobject" manifest:full-path="Object 6"/>
  <manifest:file-entry manifest:media-type="application/vnd.sun.star.oleobject" manifest:full-path="Object 10"/>
  <manifest:file-entry manifest:media-type="text/xml" manifest:full-path="meta.xml"/>
  <manifest:file-entry manifest:media-type="application/vnd.sun.star.oleobject" manifest:full-path="Object 7"/>
  <manifest:file-entry manifest:media-type="application/vnd.sun.star.oleobject" manifest:full-path="Object 11"/>
  <manifest:file-entry manifest:media-type="application/vnd.sun.star.oleobject" manifest:full-path="Object 8"/>
  <manifest:file-entry manifest:media-type="application/vnd.sun.star.oleobject" manifest:full-path="Object 1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 style:list-style-name="WW8Num1"/>
    <style:style style:name="P7" style:family="paragraph" style:parent-style-name="Standard" style:list-style-name="WW8Num2"/>
    <style:style style:name="P8" style:family="paragraph" style:parent-style-name="Standard" style:master-page-name="Standard">
      <style:paragraph-properties style:page-number="auto"/>
    </style:style>
    <style:style style:name="P9" style:family="paragraph">
      <style:paragraph-properties style:writing-mode="lr-tb"/>
      <style:text-properties style:font-name="Arial1" fo:font-size="1pt" style:font-name-asian="Arial1" style:font-name-complex="Arial1"/>
    </style:style>
    <style:style style:name="P10" style:family="paragraph">
      <style:paragraph-properties style:writing-mode="lr-tb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text-position="super 58%" style:font-name="Arial" style:font-name-complex="Arial"/>
    </style:style>
    <style:style style:name="fr1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23cm" draw:visible-area-height="0.599cm"/>
    </style:style>
    <style:style style:name="fr2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811cm" draw:visible-area-height="0.599cm"/>
    </style:style>
    <style:style style:name="fr3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0.493cm" draw:visible-area-height="0.599cm"/>
    </style:style>
    <style:style style:name="fr4" style:family="graphic" style:parent-style-name="OLE">
      <style:graphic-properties fo:margin-left="0cm" fo:margin-right="0cm" style:vertical-pos="middle" style:vertical-rel="text" fo:padding="0.026cm" fo:border="none" draw:ole-draw-aspect="1" draw:visible-area-top="0cm" draw:visible-area-width="1.058cm" draw:visible-area-height="0.599cm"/>
    </style:style>
    <style:style style:name="gr1" style:family="graphic">
      <style:graphic-properties draw:stroke="none" draw:fill="solid" draw:fill-color="#808080" draw:opacity="50%" draw:textarea-horizontal-align="center" draw:textarea-vertical-align="top" draw:auto-grow-height="false" draw:auto-grow-width="false" draw:fit-to-size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  <style:style style:name="gr2" style:family="graphic">
      <style:graphic-properties draw:stroke="solid" svg:stroke-width="0.026cm" svg:stroke-color="#000000" draw:marker-end="msArrowStealthEnd_20_9" draw:marker-end-width="0.353cm" draw:marker-end-center="false" draw:stroke-linejoin="round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2"/>
      <text:p text:style-name="P2"/>
      <text:p text:style-name="P3">PROTOCOLES DE TRACE (Marche réelle, marche paraxiale)</text:p>
      <text:p text:style-name="P2"/>
      <text:p text:style-name="Standard"><text:span text:style-name="T1">Protocole de tracé d’un rayon en marche réelle dans une lentille :</text:span></text:p>
      <text:p text:style-name="P4"><draw:custom-shape text:anchor-type="char" draw:z-index="14" draw:style-name="gr2" draw:text-style-name="P10" svg:width="6.721cm" svg:height="6.033cm" svg:x="11.24cm" svg:y="0.25cm"><text:p/><draw:enhanced-geometry svg:viewBox="0 0 3810 3420" draw:type="non-primitive" draw:enhanced-path="M 0 3150  C 1335 3285 2670 3420 3240 2970  C 3810 2520 3510 900 3420 450  C 3330 0 2850 270 2700 270  N"/></draw:custom-shape></text:p>
      <text:list xml:id="list8206682754847018008" text:style-name="WW8Num1">
        <text:list-item>
          <text:p text:style-name="P6"><text:span text:style-name="T2">Déterminer le point d’incidence </text:span><text:span text:style-name="T2"><draw:frame draw:style-name="fr1" draw:name="Objet1" text:anchor-type="as-char" svg:width="0.423cm" svg:height="0.6cm" draw:z-index="0"><draw:object-ole xlink:href="./Object 1" xlink:type="simple" xlink:show="embed" xlink:actuate="onLoad"/><draw:image xlink:href="./ObjectReplacements/Object 1" xlink:type="simple" xlink:show="embed" xlink:actuate="onLoad"/></draw:frame></text:span><text:span text:style-name="T2"> (intersection du rayon incident avec le 1</text:span><text:span text:style-name="T3">er</text:span><text:span text:style-name="T2"> dioptre)</text:span></text:p>
        </text:list-item>
        <text:list-item>
          <text:p text:style-name="P6"><text:span text:style-name="T2">Déterminer l’orientation de la normale au point d’incidence (</text:span><text:span text:style-name="T2"><draw:frame draw:style-name="fr2" draw:name="Objet2" text:anchor-type="as-char" svg:width="0.811cm" svg:height="0.6cm" draw:z-index="1"><draw:object-ole xlink:href="./Object 2" xlink:type="simple" xlink:show="embed" xlink:actuate="onLoad"/><draw:image xlink:href="./ObjectReplacements/Object 2" xlink:type="simple" xlink:show="embed" xlink:actuate="onLoad"/></draw:frame></text:span><text:span text:style-name="T2">)</text:span></text:p>
        </text:list-item>
        <text:list-item>
          <text:p text:style-name="P6"><text:span text:style-name="T2">A partir du point d’incidence, tracer 2 cercles d’indice (kn et kn’)</text:span></text:p>
        </text:list-item>
        <text:list-item>
          <text:p text:style-name="P6"><text:span text:style-name="T2">Déterminer le 1</text:span><text:span text:style-name="T3">er</text:span><text:span text:style-name="T2"> point de construction </text:span><text:span text:style-name="T2"><draw:frame draw:style-name="fr3" draw:name="Objet3" text:anchor-type="as-char" svg:width="0.492cm" svg:height="0.6cm" draw:z-index="2"><draw:object-ole xlink:href="./Object 3" xlink:type="simple" xlink:show="embed" xlink:actuate="onLoad"/><draw:image xlink:href="./ObjectReplacements/Object 3" xlink:type="simple" xlink:show="embed" xlink:actuate="onLoad"/></draw:frame></text:span><text:span text:style-name="T2"> (intersection du rayon incident avec le cercle d’indice kn)</text:span></text:p>
        </text:list-item>
        <text:list-item>
          <text:p text:style-name="P6"><text:span text:style-name="T2">A partir de</text:span><text:span text:style-name="T2"><draw:frame draw:style-name="fr3" draw:name="Objet4" text:anchor-type="as-char" svg:width="0.492cm" svg:height="0.6cm" draw:z-index="3"><draw:object-ole xlink:href="./Object 4" xlink:type="simple" xlink:show="embed" xlink:actuate="onLoad"/><draw:image xlink:href="./ObjectReplacements/Object 4" xlink:type="simple" xlink:show="embed" xlink:actuate="onLoad"/></draw:frame></text:span><text:span text:style-name="T2">, tracer une parallèle à la normale coupant le cercle d’indice kn’. On trouve le 2</text:span><text:span text:style-name="T3">nd</text:span><text:span text:style-name="T2"> point de construction</text:span><text:span text:style-name="T2"><draw:frame draw:style-name="fr3" draw:name="Objet5" text:anchor-type="as-char" svg:width="0.492cm" svg:height="0.6cm" draw:z-index="4"><draw:object-ole xlink:href="./Object 5" xlink:type="simple" xlink:show="embed" xlink:actuate="onLoad"/><draw:image xlink:href="./ObjectReplacements/Object 5" xlink:type="simple" xlink:show="embed" xlink:actuate="onLoad"/></draw:frame></text:span><text:span text:style-name="T2">.</text:span></text:p>
        </text:list-item>
        <text:list-item>
          <text:p text:style-name="P6"><text:span text:style-name="T2">Tracer le rayon réfracté </text:span><text:span text:style-name="T2"><draw:frame draw:style-name="fr2" draw:name="Objet6" text:anchor-type="as-char" svg:width="0.811cm" svg:height="0.6cm" draw:z-index="5"><draw:object-ole xlink:href="./Object 6" xlink:type="simple" xlink:show="embed" xlink:actuate="onLoad"/><draw:image xlink:href="./ObjectReplacements/Object 6" xlink:type="simple" xlink:show="embed" xlink:actuate="onLoad"/></draw:frame></text:span><text:span text:style-name="T2">à travers le premier dioptre.</text:span></text:p>
        </text:list-item>
        <text:list-item>
          <text:p text:style-name="P6"><text:span text:style-name="T2">Puis refaire la même procédure avec le 2</text:span><text:span text:style-name="T3">nd</text:span><text:span text:style-name="T2"> dioptre</text:span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Standard"><text:span text:style-name="T1">Protocole de tracé d’un rayon en marche paraxiale dans une lentille :</text:span></text:p>
      <text:p text:style-name="P2"/>
      <text:list xml:id="list8259243549355287155" text:style-name="WW8Num2">
        <text:list-item>
          <text:p text:style-name="P7"><draw:custom-shape text:anchor-type="char" draw:z-index="15" draw:style-name="gr2" draw:text-style-name="P10" svg:width="6.721cm" svg:height="6.033cm" svg:x="11.24cm" svg:y="0.896cm"><text:p/><draw:enhanced-geometry svg:viewBox="0 0 3810 3420" draw:type="non-primitive" draw:enhanced-path="M 0 3150  C 1335 3285 2670 3420 3240 2970  C 3810 2520 3510 900 3420 450  C 3330 0 2850 270 2700 270  N"/></draw:custom-shape><text:span text:style-name="T2">Tracer à partir de chaque dioptre,un plan perpendiculaire à l’axe passant par </text:span><text:span text:style-name="T2"><draw:frame draw:style-name="fr4" draw:name="Objet7" text:anchor-type="as-char" svg:width="1.058cm" svg:height="0.6cm" draw:z-index="6"><draw:object-ole xlink:href="./Object 7" xlink:type="simple" xlink:show="embed" xlink:actuate="onLoad"/><draw:image xlink:href="./ObjectReplacements/Object 7" xlink:type="simple" xlink:show="embed" xlink:actuate="onLoad"/></draw:frame></text:span><text:span text:style-name="T2">…</text:span></text:p>
        </text:list-item>
        <text:list-item>
          <text:p text:style-name="P7"><text:span text:style-name="T2">Déterminer le point d’incidence </text:span><text:span text:style-name="T2"><draw:frame draw:style-name="fr1" draw:name="Objet8" text:anchor-type="as-char" svg:width="0.423cm" svg:height="0.6cm" draw:z-index="7"><draw:object-ole xlink:href="./Object 8" xlink:type="simple" xlink:show="embed" xlink:actuate="onLoad"/><draw:image xlink:href="./ObjectReplacements/Object 8" xlink:type="simple" xlink:show="embed" xlink:actuate="onLoad"/></draw:frame></text:span><text:span text:style-name="T2"> (intersection du rayon incident avec le 1</text:span><text:span text:style-name="T3">er</text:span><text:span text:style-name="T2"> dioptre)</text:span></text:p>
        </text:list-item>
        <text:list-item>
          <text:p text:style-name="P7"><text:span text:style-name="T2">Déterminer l’orientation de la normale au point d’incidence (</text:span><text:span text:style-name="T2"><draw:frame draw:style-name="fr2" draw:name="Objet9" text:anchor-type="as-char" svg:width="0.811cm" svg:height="0.6cm" draw:z-index="8"><draw:object-ole xlink:href="./Object 9" xlink:type="simple" xlink:show="embed" xlink:actuate="onLoad"/><draw:image xlink:href="./ObjectReplacements/Object 9" xlink:type="simple" xlink:show="embed" xlink:actuate="onLoad"/></draw:frame></text:span><text:span text:style-name="T2">)</text:span></text:p>
        </text:list-item>
        <text:list-item>
          <text:p text:style-name="P7"><text:span text:style-name="T2">A partir du point d’incidence, tracer 2 plans d’indice (kn et kn’)</text:span></text:p>
        </text:list-item>
        <text:list-item>
          <text:p text:style-name="P7"><text:span text:style-name="T2">Déterminer le 1</text:span><text:span text:style-name="T3">er</text:span><text:span text:style-name="T2"> point de construction </text:span><text:span text:style-name="T2"><draw:frame draw:style-name="fr3" draw:name="Objet10" text:anchor-type="as-char" svg:width="0.492cm" svg:height="0.6cm" draw:z-index="9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2"> (intersection du rayon incident avec le plan d’indice kn)</text:span></text:p>
        </text:list-item>
        <text:list-item>
          <text:p text:style-name="P7"><text:span text:style-name="T2">A partir de</text:span><text:span text:style-name="T2"><draw:frame draw:style-name="fr3" draw:name="Objet11" text:anchor-type="as-char" svg:width="0.492cm" svg:height="0.6cm" draw:z-index="10"><draw:object-ole xlink:href="./Object 11" xlink:type="simple" xlink:show="embed" xlink:actuate="onLoad"/><draw:image xlink:href="./ObjectReplacements/Object 11" xlink:type="simple" xlink:show="embed" xlink:actuate="onLoad"/></draw:frame></text:span><text:span text:style-name="T2">, tracer une parallèle à la normale coupant le plan d’indice kn’. On trouve le 2</text:span><text:span text:style-name="T3">nd</text:span><text:span text:style-name="T2"> point de construction</text:span><text:span text:style-name="T2"><draw:frame draw:style-name="fr3" draw:name="Objet12" text:anchor-type="as-char" svg:width="0.492cm" svg:height="0.6cm" draw:z-index="11"><draw:object-ole xlink:href="./Object 12" xlink:type="simple" xlink:show="embed" xlink:actuate="onLoad"/><draw:image xlink:href="./ObjectReplacements/Object 12" xlink:type="simple" xlink:show="embed" xlink:actuate="onLoad"/></draw:frame></text:span><text:span text:style-name="T2">.</text:span></text:p>
        </text:list-item>
        <text:list-item>
          <text:p text:style-name="P7"><text:span text:style-name="T2">Tracer le rayon réfracté </text:span><text:span text:style-name="T2"><draw:frame draw:style-name="fr2" draw:name="Objet13" text:anchor-type="as-char" svg:width="0.811cm" svg:height="0.6cm" draw:z-index="12"><draw:object-ole xlink:href="./Object 13" xlink:type="simple" xlink:show="embed" xlink:actuate="onLoad"/><draw:image xlink:href="./ObjectReplacements/Object 13" xlink:type="simple" xlink:show="embed" xlink:actuate="onLoad"/></draw:frame></text:span><text:span text:style-name="T2">à travers le premier dioptre.</text:span></text:p>
        </text:list-item>
        <text:list-item>
          <text:p text:style-name="P7"><text:span text:style-name="T2">Puis refaire la même procédure avec le 2</text:span><text:span text:style-name="T3">nd</text:span><text:span text:style-name="T2"> dioptre</text:span></text:p>
        </text:list-item>
      </text:list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msArrowStealthEnd_20_9" draw:display-name="msArrowStealthEnd 9" svg:viewBox="0 0 200 200" svg:d="M100 0l100 200-100-80-100 8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complex="Aria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style:font-name-complex="Aria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P2" style:family="paragraph">
      <style:paragraph-properties style:writing-mode="lr-tb"/>
      <style:text-properties style:font-name="Arial1" fo:font-size="1pt" style:font-name-asian="Arial1" style:font-name-complex="Arial1"/>
    </style:style>
    <style:style style:name="Mgr1" style:family="graphic">
      <style:graphic-properties draw:stroke="none" draw:fill="solid" draw:fill-color="#808080" draw:opacity="50%" draw:textarea-horizontal-align="center" draw:textarea-vertical-align="top" draw:auto-grow-height="false" draw:auto-grow-width="false" draw:fit-to-size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middle" style:vertical-rel="page-content" style:horizontal-pos="center" style:horizontal-rel="page-content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custom-shape text:anchor-type="char" draw:z-index="13" draw:name="PowerPlusWaterMarkObject1" draw:style-name="Mgr1" draw:text-style-name="MP2" svg:width="16.116cm" svg:height="6.446cm" draw:transform="skewX (-7.17061923583383E-017) rotate (0.7853981633973) translate (0.0811388888888889cm 6.64104166666667cm)"><text:p text:style-name="MP2">ESOL</text:p>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ROTOCOLES DE TRACE (Marche réelle, marche paraxiale)</dc:title>
    <meta:initial-creator>Esol</meta:initial-creator>
    <meta:creation-date>2009-01-19T17:48:00</meta:creation-date>
    <dc:creator>renaud pia</dc:creator>
    <dc:date>2016-09-01T17:53:16.34</dc:date>
    <meta:print-date>2006-11-20T10:21:00</meta:print-date>
    <meta:editing-cycles>2</meta:editing-cycles>
    <meta:editing-duration>PT2M</meta:editing-duration>
    <meta:document-statistic meta:table-count="0" meta:image-count="0" meta:object-count="13" meta:page-count="1" meta:paragraph-count="18" meta:word-count="239" meta:character-count="1378"/>
    <meta:generator>OpenOffice/4.1.2$Win32 OpenOffice.org_project/412m3$Build-9782</meta:generator>
  </office:meta>
</office:document-meta>
</file>